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svg:stroke-width="0.076cm" svg:stroke-color="#ff3366" draw:fill="solid" draw:fill-color="#ff3366" draw:textarea-vertical-align="middle" fo:padding-top="0.163cm" fo:padding-bottom="0.163cm" fo:padding-left="0.288cm" fo:padding-right="0.288cm"/>
    </style:style>
    <style:style style:name="gr6" style:family="graphic" style:parent-style-name="objectwithoutfill">
      <style:graphic-properties svg:stroke-width="0.076cm" svg:stroke-color="#ff3366" draw:fill="none" draw:fill-color="#ff3366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.712cm" fo:min-width="0cm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.694cm" fo:padding-top="0.163cm" fo:padding-bottom="0.163cm" fo:padding-left="0.288cm" fo:padding-right="0.2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5.08cm" svg:x="0.487cm" svg:y="0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905cm" svg:x="0.868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2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3.81cm" svg:x="18.405cm" svg:y="6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8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72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0.995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12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23cm" svg:height="1.905cm" svg:x="0.868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0.995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985cm" svg:height="5.08cm" svg:x="10.012cm" svg:y="0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905cm" svg:x="10.393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73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7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0.525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2.049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6.223cm" svg:height="1.905cm" svg:x="10.393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985cm" svg:height="5.08cm" svg:x="0.487cm" svg:y="7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905cm" svg:x="0.868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0.995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223cm" svg:height="1.905cm" svg:x="0.868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985cm" svg:height="5.08cm" svg:x="10.012cm" svg:y="7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905cm" svg:x="10.393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223cm" svg:height="1.905cm" svg:x="10.393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7.091cm" svg:y1="1.444cm" svg:x2="10.393cm" svg:y2="1.444cm" draw:start-shape="id1" draw:start-glue-point="1" draw:end-shape="id2" draw:end-glue-point="3" svg:d="m7091 1444h3302" svg:viewBox="0 0 3303 1">
          <text:p/>
        </draw:connector>
        <draw:line draw:style-name="gr6" draw:text-style-name="P1" draw:layer="layout" svg:x1="10.393cm" svg:y1="2.397cm" svg:x2="7.091cm" svg:y2="8.112cm">
          <text:p/>
        </draw:line>
        <draw:line draw:style-name="gr6" draw:text-style-name="P1" draw:layer="layout" svg:x1="2.455cm" svg:y1="2.397cm" svg:x2="2.455cm" svg:y2="8.112cm">
          <text:p/>
        </draw:line>
        <draw:line draw:style-name="gr6" draw:text-style-name="P1" draw:layer="layout" svg:x1="3.979cm" svg:y1="2.397cm" svg:x2="3.979cm" svg:y2="2.905cm">
          <text:p/>
        </draw:line>
        <draw:line draw:style-name="gr6" draw:text-style-name="P1" draw:layer="layout" svg:x1="13.504cm" svg:y1="2.397cm" svg:x2="13.504cm" svg:y2="2.905cm">
          <text:p/>
        </draw:line>
        <draw:line draw:style-name="gr6" draw:text-style-name="P1" draw:layer="layout" svg:x1="13.504cm" svg:y1="10.017cm" svg:x2="13.504cm" svg:y2="10.525cm">
          <text:p/>
        </draw:line>
        <draw:line draw:style-name="gr6" draw:text-style-name="P1" draw:layer="layout" svg:x1="3.979cm" svg:y1="10.017cm" svg:x2="3.979cm" svg:y2="10.525cm">
          <text:p/>
        </draw:line>
        <draw:custom-shape draw:style-name="gr4" draw:text-style-name="P1" draw:layer="layout" svg:width="5.969cm" svg:height="0.381cm" svg:x="0.995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7.091cm" svg:y1="3.921cm" svg:x2="10.393cm" svg:y2="3.921cm" svg:d="m7091 3921h3302" svg:viewBox="0 0 3303 1">
          <text:p/>
        </draw:connector>
        <draw:line draw:style-name="gr6" draw:text-style-name="P1" draw:layer="layout" svg:x1="5.503cm" svg:y1="4.81cm" svg:x2="5.503cm" svg:y2="10.525cm">
          <text:p/>
        </draw:line>
        <draw:line draw:style-name="gr6" draw:text-style-name="P1" draw:layer="layout" svg:x1="7.091cm" svg:y1="4.81cm" svg:x2="10.393cm" svg:y2="10.525cm">
          <text:p/>
        </draw:line>
        <draw:line draw:style-name="gr6" draw:text-style-name="P1" draw:layer="layout" svg:x1="11.98cm" svg:y1="2.397cm" svg:x2="11.98cm" svg:y2="8.112cm">
          <text:p/>
        </draw:line>
        <draw:line draw:style-name="gr6" draw:text-style-name="P1" draw:layer="layout" svg:x1="15.028cm" svg:y1="4.81cm" svg:x2="15.028cm" svg:y2="10.525cm">
          <text:p/>
        </draw:line>
        <draw:connector draw:style-name="gr5" draw:text-style-name="P1" draw:layer="layout" svg:x1="7.091cm" svg:y1="9.064cm" svg:x2="10.393cm" svg:y2="9.064cm" svg:d="m7091 9064h3302" svg:viewBox="0 0 3303 1">
          <text:p/>
        </draw:connector>
        <draw:connector draw:style-name="gr5" draw:text-style-name="P1" draw:layer="layout" svg:x1="7.091cm" svg:y1="11.541cm" svg:x2="10.393cm" svg:y2="11.541cm" svg:d="m7091 11541h3302" svg:viewBox="0 0 3303 1">
          <text:p/>
        </draw:connector>
        <draw:line draw:style-name="gr6" draw:text-style-name="P1" draw:layer="layout" svg:x1="7.091cm" svg:y1="2.397cm" svg:x2="10.393cm" svg:y2="8.112cm">
          <text:p/>
        </draw:line>
        <draw:line draw:style-name="gr6" draw:text-style-name="P1" draw:layer="layout" svg:x1="10.393cm" svg:y1="4.81cm" svg:x2="7.091cm" svg:y2="10.525cm">
          <text:p/>
        </draw:line>
        <draw:custom-shape draw:style-name="gr1" draw:text-style-name="P1" draw:layer="layout" svg:width="0.857cm" svg:height="0.635cm" svg:x="18.405cm" svg:y="1.25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94cm" svg:height="1.114cm" svg:x="17.77cm" svg:y="0.14cm">
          <draw:text-box>
            <text:p>Legend:</text:p>
          </draw:text-box>
        </draw:frame>
        <draw:custom-shape draw:style-name="gr2" draw:text-style-name="P1" draw:layer="layout" svg:width="0.857cm" svg:height="0.635cm" svg:x="18.405cm" svg:y="2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57cm" svg:height="0.635cm" svg:x="18.405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57cm" svg:height="0.635cm" svg:x="18.405cm" svg:y="3.03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399cm" svg:y1="5.191cm" svg:x2="19.256cm" svg:y2="5.191cm">
          <text:p/>
        </draw:line>
        <draw:frame draw:style-name="gr8" draw:layer="layout" svg:width="1.878cm" svg:height="1.038cm" svg:x="19.135cm" svg:y="1.994cm">
          <draw:text-box>
            <text:p>Chip</text:p>
          </draw:text-box>
        </draw:frame>
        <draw:frame draw:style-name="gr8" draw:layer="layout" svg:width="3.042cm" svg:height="1.038cm" svg:x="19.167cm" svg:y="1.127cm">
          <draw:text-box>
            <text:p>Package</text:p>
          </draw:text-box>
        </draw:frame>
        <draw:frame draw:style-name="gr8" draw:layer="layout" svg:width="1.95cm" svg:height="1.038cm" svg:x="19.162cm" svg:y="2.883cm">
          <draw:text-box>
            <text:p>Core</text:p>
          </draw:text-box>
        </draw:frame>
        <draw:frame draw:style-name="gr8" draw:layer="layout" svg:width="2.407cm" svg:height="1.038cm" svg:x="19.162cm" svg:y="3.772cm">
          <draw:text-box>
            <text:p>Cache</text:p>
          </draw:text-box>
        </draw:frame>
        <draw:frame draw:style-name="gr8" draw:layer="layout" svg:width="2.754cm" svg:height="1.038cm" svg:x="19.162cm" svg:y="4.683cm">
          <draw:text-box>
            <text:p>HT Link</text:p>
          </draw:text-box>
        </draw:frame>
        <draw:custom-shape draw:style-name="gr3" draw:text-style-name="P1" draw:layer="layout" svg:width="2.667cm" svg:height="2.54cm" svg:x="18.532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09cm" svg:height="1.016cm" svg:x="18.657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143cm" svg:height="1.143cm" svg:x="18.659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8.78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143cm" svg:height="1.143cm" svg:x="19.929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67cm" svg:height="0.889cm" svg:x="18.532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889cm" svg:height="0.635cm" svg:x="18.405cm" svg:y="5.69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589cm" svg:height="1.038cm" svg:x="19.167cm" svg:y="5.572cm">
          <draw:text-box>
            <text:p>Thread</text:p>
          </draw:text-box>
        </draw:frame>
        <draw:frame draw:style-name="gr8" draw:layer="layout" svg:width="1.281cm" svg:height="1.038cm" svg:x="18.526cm" svg:y="6.947cm">
          <draw:text-box>
            <text:p>L1</text:p>
          </draw:text-box>
        </draw:frame>
        <draw:frame draw:style-name="gr8" draw:layer="layout" svg:width="1.281cm" svg:height="1.038cm" svg:x="19.161cm" svg:y="8.112cm">
          <draw:text-box>
            <text:p>L2</text:p>
          </draw:text-box>
        </draw:frame>
        <draw:frame draw:style-name="gr10" draw:layer="layout" svg:width="1.281cm" svg:height="1.038cm" svg:x="19.15cm" svg:y="9.36cm">
          <draw:text-box>
            <text:p>L3</text:p>
          </draw:text-box>
        </draw:frame>
        <draw:custom-shape draw:style-name="gr4" draw:text-style-name="P1" draw:layer="layout" svg:width="0.889cm" svg:height="0.889cm" svg:x="20.05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1.281cm" svg:height="1.038cm" svg:x="19.796cm" svg:y="6.947cm">
          <draw:text-box>
            <text:p>L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7T15:29:23</meta:creation-date>
    <dc:date>2013-06-13T14:00:13</dc:date>
    <meta:editing-duration>PT16M15S</meta:editing-duration>
    <meta:editing-cycles>7</meta:editing-cycles>
    <meta:generator>LibreOffice/4.0.2.2$Linux_X86_64 LibreOffice_project/400m0$Build-2</meta:generator>
    <meta:document-statistic meta:object-count="189"/>
  </office:meta>
</office:document-meta>
</file>